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1f30" officeooo:paragraph-rsid="00101f30"/>
    </style:style>
    <style:style style:name="P2" style:family="paragraph" style:parent-style-name="Standard">
      <style:text-properties officeooo:rsid="0011e8e2" officeooo:paragraph-rsid="0011e8e2"/>
    </style:style>
    <style:style style:name="P3" style:family="paragraph" style:parent-style-name="Standard">
      <style:text-properties officeooo:rsid="0012114f" officeooo:paragraph-rsid="0012114f"/>
    </style:style>
    <style:style style:name="P4" style:family="paragraph" style:parent-style-name="Standard">
      <style:text-properties officeooo:rsid="0012408b" officeooo:paragraph-rsid="0012408b"/>
    </style:style>
    <style:style style:name="P5" style:family="paragraph" style:parent-style-name="Standard">
      <style:paragraph-properties fo:break-before="page"/>
      <style:text-properties officeooo:rsid="0012408b" officeooo:paragraph-rsid="00124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. Búsqueda para problemas de satisfacción de requisitos</text:p>
      <text:p text:style-name="P1"/>
      <text:p text:style-name="P1">1. Problemas de sastisfacción de restricciones (CSP)</text:p>
      <text:p text:style-name="P1"/>
      <text:p text:style-name="P1">conjuntto de variables definidas sobre dominios finitos y conjunto de restricciones definidas sobre subconjuntos de dichas variables</text:p>
      <text:p text:style-name="P1"/>
      <text:p text:style-name="P1"><text:tab/>Conjunto de variables: <text:s/>V = { V1, V2, …, Vn }</text:p>
      <text:p text:style-name="P1"><text:tab/>Definidas sobre dominios discretos: D = { D1, D2, …, Dn }</text:p>
      <text:p text:style-name="P1"><text:tab/>Conjunto de restricciones: P = { P1, P2, …, Pn }</text:p>
      <text:p text:style-name="P1"/>
      <text:p text:style-name="P1"/>
      <text:p text:style-name="P1"/>
      <text:p text:style-name="P1">2. Redes de restricciones</text:p>
      <text:p text:style-name="P1"/>
      <text:p text:style-name="P1">un CSP se puede representar como un grafo, definiendo sobre este las restriccionas</text:p>
      <text:p text:style-name="P1">Coloreado de mapas, asignación de tareas para un robot, N-reinas, generar crucigramas</text:p>
      <text:p text:style-name="P1"/>
      <text:p text:style-name="P2">E: conjunto de aristas</text:p>
      <text:p text:style-name="P2"/>
      <text:p text:style-name="P2"/>
      <text:p text:style-name="P2"/>
      <text:p text:style-name="P2">3. Arbol de interpretaciones</text:p>
      <text:p text:style-name="P2"/>
      <text:p text:style-name="P2">Partir de un nodo raiz</text:p>
      <text:p text:style-name="P2">Cada nivel corresponde a asignar un valor para una características de datos</text:p>
      <text:p text:style-name="P2">Cada hoja es una interpretación</text:p>
      <text:p text:style-name="P2"/>
      <text:p text:style-name="P2"/>
      <text:p text:style-name="P2">4. Métodos de resolución</text:p>
      <text:p text:style-name="P2"/>
      <text:p text:style-name="P2">Generación y test:</text:p>
      <text:p text:style-name="P3">generar y comprobar cada una de las posibles asignaciones a la variables</text:p>
      <text:p text:style-name="P3"/>
      <text:p text:style-name="P3">Backtracking:</text:p>
      <text:p text:style-name="P3">contrucción gradual, instanciar variables en el orden definido por la permutación dado</text:p>
      <text:p text:style-name="P3">Extender soluciones parciales hasta llegar a una total.</text:p>
      <text:p text:style-name="P3">Si no se puede extender: cronológico, no cronológico</text:p>
      <text:p text:style-name="P3"/>
      <text:p text:style-name="P3">Backjumping:</text:p>
      <text:p text:style-name="P3">Saltar a la variable más prfundo que están en conflicto con la variable actual</text:p>
      <text:p text:style-name="P3"/>
      <text:p text:style-name="P3">Inferencia:</text:p>
      <text:p text:style-name="P3">consistencia de arco, consistencia de camino, k-consistencia</text:p>
      <text:p text:style-name="P3"/>
      <text:p text:style-name="P3"/>
      <text:p text:style-name="P3">Algoritmos híbridos:</text:p>
      <text:p text:style-name="P3">Forward checking: comprueba hacia delante, elimina temporalmente, y si es inconsistente vuelve atrás</text:p>
      <text:p text:style-name="P3">Maintaining Arc Consistency, Heurística</text:p>
      <text:p text:style-name="P5">5. Algoritmo AC3</text:p>
      <text:p text:style-name="P4">Transformar en problemas más pequeños sin inconsistencias de ar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06:23.670298782</meta:creation-date>
    <dc:date>2017-10-26T21:27:15.677359469</dc:date>
    <meta:editing-duration>PT3H39M31S</meta:editing-duration>
    <meta:editing-cycles>1</meta:editing-cycles>
    <meta:document-statistic meta:table-count="0" meta:image-count="0" meta:object-count="0" meta:page-count="2" meta:paragraph-count="30" meta:word-count="228" meta:character-count="1489" meta:non-whitespace-character-count="1287"/>
    <meta:generator>LibreOffice/5.3.6.1$Linux_X86_64 LibreOffice_project/30m0$Build-1</meta:generator>
  </office:meta>
</office:document-meta>
</file>